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eea3" officeooo:paragraph-rsid="0015eea3"/>
    </style:style>
    <style:style style:name="P2" style:family="paragraph" style:parent-style-name="Standard">
      <style:text-properties style:text-underline-style="solid" style:text-underline-width="auto" style:text-underline-color="font-color" officeooo:rsid="0015eea3" officeooo:paragraph-rsid="0015eea3"/>
    </style:style>
    <style:style style:name="P3" style:family="paragraph" style:parent-style-name="Standard">
      <style:text-properties style:text-underline-style="solid" style:text-underline-width="auto" style:text-underline-color="font-color" officeooo:rsid="0017e599" officeooo:paragraph-rsid="0017e599"/>
    </style:style>
    <style:style style:name="P4" style:family="paragraph" style:parent-style-name="Standard">
      <style:text-properties style:text-underline-style="solid" style:text-underline-width="auto" style:text-underline-color="font-color" officeooo:rsid="00183a11" officeooo:paragraph-rsid="00183a11"/>
    </style:style>
    <style:style style:name="P5" style:family="paragraph" style:parent-style-name="Standard">
      <style:text-properties style:text-underline-style="solid" style:text-underline-width="auto" style:text-underline-color="font-color" officeooo:rsid="00187b94" officeooo:paragraph-rsid="00187b94"/>
    </style:style>
    <style:style style:name="P6" style:family="paragraph" style:parent-style-name="Standard">
      <style:text-properties style:text-underline-style="solid" style:text-underline-width="auto" style:text-underline-color="font-color" officeooo:rsid="001a891f" officeooo:paragraph-rsid="001a891f"/>
    </style:style>
    <style:style style:name="P7" style:family="paragraph" style:parent-style-name="Standard">
      <style:text-properties style:text-underline-style="solid" style:text-underline-width="auto" style:text-underline-color="font-color" officeooo:rsid="001c24b8" officeooo:paragraph-rsid="001c24b8"/>
    </style:style>
    <style:style style:name="P8" style:family="paragraph" style:parent-style-name="Standard">
      <style:text-properties style:text-underline-style="solid" style:text-underline-width="auto" style:text-underline-color="font-color" officeooo:rsid="001d0731" officeooo:paragraph-rsid="001d0731"/>
    </style:style>
    <style:style style:name="P9" style:family="paragraph" style:parent-style-name="Standard">
      <style:text-properties style:text-underline-style="solid" style:text-underline-width="auto" style:text-underline-color="font-color" officeooo:rsid="001e2d16" officeooo:paragraph-rsid="001e2d16"/>
    </style:style>
    <style:style style:name="P10" style:family="paragraph" style:parent-style-name="Standard">
      <style:text-properties style:text-underline-style="solid" style:text-underline-width="auto" style:text-underline-color="font-color" officeooo:rsid="001edbae" officeooo:paragraph-rsid="001edbae"/>
    </style:style>
    <style:style style:name="P11" style:family="paragraph" style:parent-style-name="Standard">
      <style:text-properties style:text-underline-style="solid" style:text-underline-width="auto" style:text-underline-color="font-color" officeooo:rsid="00209f89" officeooo:paragraph-rsid="00209f89"/>
    </style:style>
    <style:style style:name="P12" style:family="paragraph" style:parent-style-name="Standard">
      <style:text-properties style:text-underline-style="solid" style:text-underline-width="auto" style:text-underline-color="font-color" officeooo:rsid="002159be" officeooo:paragraph-rsid="002159be"/>
    </style:style>
    <style:style style:name="P13" style:family="paragraph" style:parent-style-name="Standard">
      <style:text-properties style:text-underline-style="solid" style:text-underline-width="auto" style:text-underline-color="font-color" officeooo:rsid="00229eec" officeooo:paragraph-rsid="00229eec"/>
    </style:style>
    <style:style style:name="P14" style:family="paragraph" style:parent-style-name="Standard">
      <style:text-properties style:text-underline-style="solid" style:text-underline-width="auto" style:text-underline-color="font-color" officeooo:rsid="0023efc7" officeooo:paragraph-rsid="0023efc7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officeooo:rsid="0017e599"/>
    </style:style>
    <style:style style:name="T6" style:family="text">
      <style:text-properties style:text-underline-style="none" officeooo:rsid="00187b94"/>
    </style:style>
    <style:style style:name="T7" style:family="text">
      <style:text-properties style:text-underline-style="none" officeooo:rsid="0018d0fb"/>
    </style:style>
    <style:style style:name="T8" style:family="text">
      <style:text-properties style:text-underline-style="none" officeooo:rsid="00197c21"/>
    </style:style>
    <style:style style:name="T9" style:family="text">
      <style:text-properties style:text-underline-style="none" officeooo:rsid="001c24b8"/>
    </style:style>
    <style:style style:name="T10" style:family="text">
      <style:text-properties style:text-underline-style="none" officeooo:rsid="001d0731"/>
    </style:style>
    <style:style style:name="T11" style:family="text">
      <style:text-properties style:text-underline-style="none" officeooo:rsid="001d17f6"/>
    </style:style>
    <style:style style:name="T12" style:family="text">
      <style:text-properties style:text-underline-style="none" officeooo:rsid="00209f89"/>
    </style:style>
    <style:style style:name="T13" style:family="text">
      <style:text-properties officeooo:rsid="001c24b8"/>
    </style:style>
    <style:style style:name="T14" style:family="text">
      <style:text-properties officeooo:rsid="001d0731"/>
    </style:style>
    <style:style style:name="T15" style:family="text">
      <style:text-properties style:text-position="super 58%" style:text-underline-style="none" officeooo:rsid="00209f89"/>
    </style:style>
    <style:style style:name="T16" style:family="text">
      <style:text-properties style:text-position="0% 100%"/>
    </style:style>
    <style:style style:name="T17" style:family="text">
      <style:text-properties style:text-position="0% 100%" style:text-underline-style="none"/>
    </style:style>
    <style:style style:name="T18" style:family="text">
      <style:text-properties style:text-position="0% 100%" style:text-underline-style="none" officeooo:rsid="00209f89"/>
    </style:style>
    <style:style style:name="T19" style:family="text">
      <style:text-properties style:text-position="0% 100%" style:text-underline-style="none" fo:font-weight="bold" style:font-weight-asian="bold" style:font-weight-complex="bold"/>
    </style:style>
    <style:style style:name="T20" style:family="text">
      <style:text-properties style:text-position="0% 100%" style:text-underline-style="none" officeooo:rsid="00223023"/>
    </style:style>
    <style:style style:name="T21" style:family="text">
      <style:text-properties style:text-position="0% 100%" style:text-underline-style="none" officeooo:rsid="00229eec"/>
    </style:style>
    <style:style style:name="gr1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ivel de enlace</text:span>: transforma el nivel físico en un enlace responsable de la comunicación nodo a nodo</text:p>
      <text:p text:style-name="P1"/>
      <text:p text:style-name="P1"><text:span text:style-name="T2">Responsabilidades</text:span>:</text:p>
      <text:p text:style-name="P1"><text:tab/>*sincronización de la trama</text:p>
      <text:p text:style-name="P1"><text:tab/>*direccionamiento</text:p>
      <text:p text:style-name="P1"><draw:line text:anchor-type="paragraph" draw:z-index="0" draw:name="Línea 1" draw:style-name="gr2" draw:text-style-name="P16" svg:x1="5.898cm" svg:y1="0.34cm" svg:x2="8.456cm" svg:y2="0.677cm"><text:p/></draw:line><draw:frame text:anchor-type="paragraph" draw:z-index="2" draw:name="Marco de texto 1" draw:style-name="gr1" draw:text-style-name="P15" svg:width="4.617cm" svg:height="0.618cm" svg:x="8.647cm" svg:y="0.413cm"><draw:text-box><text:p>Control de enlace de datos</text:p></draw:text-box></draw:frame><text:tab/>*control de flujo</text:p>
      <text:p text:style-name="P1"><draw:line text:anchor-type="paragraph" draw:z-index="1" draw:name="Línea 2" draw:style-name="gr2" draw:text-style-name="P16" svg:x1="5.443cm" svg:y1="0.868cm" svg:x2="8.456cm" svg:y2="0.191cm"><text:p/></draw:line><text:tab/>*detección de errores</text:p>
      <text:p text:style-name="P1"><text:tab/>*control de errores</text:p>
      <text:p text:style-name="P1"><text:tab/>*control de acceso al medio</text:p>
      <text:p text:style-name="P1"/>
      <text:p text:style-name="P1"><text:span text:style-name="T4">Control de flujo</text:span>: procedimientos usados para restringir la cantidad de datos que el emisor puede enviar antes de esperar una confirmación</text:p>
      <text:p text:style-name="P1"/>
      <text:p text:style-name="P1">Conceptos:</text:p>
      <text:p text:style-name="P1"><text:tab/>*tiempo de transmisión: tiempo empleado por una estación para transmitir todos los bits <text:tab/>de una trama</text:p>
      <text:p text:style-name="P1"><text:tab/>*tiempo de propagación: tiempo empleado por un bit en atravesar el medio</text:p>
      <text:p text:style-name="P1"><text:tab/>*latencia: retardo producido desde que la información se genera en el origen hasta que <text:tab/>llega al destino</text:p>
      <text:p text:style-name="P1">Mecanismos de control de flujo: parada y espera, ventana deslizante</text:p>
      <text:p text:style-name="P1"/>
      <text:p text:style-name="P2">Parada y espera<text:span text:style-name="T3">: </text:span><text:span text:style-name="T5">confirmación trama a trama mediante ACK, solo una trama en transito en cada momento. El emisor vuelve a mandar trama si el receptor no confirma en un tiempo preestablecido</text:span></text:p>
      <text:p text:style-name="P2"><text:span text:style-name="T5"/></text:p>
      <text:p text:style-name="P2"><text:span text:style-name="T5"><text:tab/>*ineficaz si la longitud del enlace es mayor que la longitud de la trama y en sistemas con alta velocidad de transmisión sobre grandes distancias</text:span></text:p>
      <text:p text:style-name="P2"><text:span text:style-name="T5"/></text:p>
      <text:p text:style-name="P3">Ventana deslizante<text:span text:style-name="T3">:el emisor asigna a las tramas un número de secuencia y el receptor trabaja con una memoria temporal que almacena n tramas. El receptor envía una confirmación enviando el siguiente número de trama que espera recibir.</text:span></text:p>
      <text:p text:style-name="P4"><text:span text:style-name="T3">Implica el uso de 2 ventanas (v.emisor-lista de nums que puede transmitir y v.receptor lista con nums que espera recibir).</text:span></text:p>
      <text:p text:style-name="P4"><text:span text:style-name="T3">Para half-duplex o full-duplex se necesitan 4 ventanas.</text:span></text:p>
      <text:p text:style-name="P4"><text:span text:style-name="T3">Los mensajes de confirmación son RRx: aceptada hasta la n-</text:span><text:span text:style-name="T6">1</text:span><text:span text:style-name="T3"> y espera a partir de la x</text:span></text:p>
      <text:p text:style-name="P4"><text:span text:style-name="T3"/></text:p>
      <text:p text:style-name="P5">Mejora a la ventana deslizante<text:span text:style-name="T3">:</text:span></text:p>
      <text:p text:style-name="P5"><text:span text:style-name="T3"><text:tab/>*envío de un RNR</text:span></text:p>
      <text:p text:style-name="P5"><text:span text:style-name="T3"><text:tab/>*La estación deberá transmitir una confirmación normal que “reabra” la ventanas</text:span></text:p>
      <text:p text:style-name="P5"><text:span text:style-name="T3"><text:tab/>*</text:span><text:span text:style-name="T7">L</text:span><text:span text:style-name="T8">os mensajes son RNRx: aceptadas las tramas x-1 pero no se admiten más hasta nuevo <text:tab/>aviso</text:span></text:p>
      <text:p text:style-name="P6">Modelos de trans<text:span text:style-name="T13">misión</text:span><text:span text:style-name="T9">:sin errores, con errores</text:span></text:p>
      <text:p text:style-name="P6"><text:span text:style-name="T9"/></text:p>
      <text:p text:style-name="Text_20_body"><text:span text:style-name="T2">Tipos de errores</text:span><text:span text:style-name="T3">:</text:span><text:span text:style-name="T9">de bit(cambia 1), de ráfaga(2 o más)</text:span></text:p>
      <text:p text:style-name="P7">Principios de detección de errores<text:span text:style-name="T3">: </text:span><text:span text:style-name="T10">el emisor incorpora bits a una trama para crear un código que detecta errores. El receptor compara los resultadodos</text:span></text:p>
      <text:p text:style-name="P7"><text:span text:style-name="T10"/></text:p>
      <text:p text:style-name="P8">Técnicas<text:span text:style-name="T3">:comprobación de paridad, detección polinómica</text:span></text:p>
      <text:p text:style-name="P8">Bit de paridad<text:span text:style-name="T3">:un bit al final del bloque</text:span></text:p>
      <text:p text:style-name="P8">Detección polinómica<text:span text:style-name="T3">:</text:span><text:span text:style-name="T11">transmisor y receptor acuerdan un polinomio y los bits se tratan como tal</text:span></text:p>
      <text:p text:style-name="P7"><text:span text:style-name="T10"/></text:p>
      <text:p text:style-name="P7"><text:span text:style-name="T10"/></text:p>
      <text:p text:style-name="P9"><text:soft-page-break/><text:span text:style-name="T14">C</text:span>ontrol de errores<text:span text:style-name="T3">: detección y corrección.</text:span></text:p>
      <text:p text:style-name="P9"><text:span text:style-name="T3">El receptor informa de las tramas perdidas</text:span></text:p>
      <text:p text:style-name="P9"><text:span text:style-name="T3"/></text:p>
      <text:p text:style-name="P9"><text:span text:style-name="T3">Mensajes ARQ implican: detección de errores, confirmación positiva, c.negativa, retransmisión pero no confirmación</text:span></text:p>
      <text:p text:style-name="P9"><text:span text:style-name="T3"/></text:p>
      <text:p text:style-name="P9"><text:span text:style-name="T3">Técnicas:ARQ con (parada-y-espera/vuelta-atrás-N/rechazo selectivo)</text:span></text:p>
      <text:p text:style-name="P9"><text:span text:style-name="T3"/></text:p>
      <text:p text:style-name="P10">ARQ con parada y espera<text:span text:style-name="T3">:se mantiene una copia de la trama enviada y se retransmite cuando expira el temporizador. Las tramas se confirman mediante mensajes ACKx (x-Nº de la siguiente trama)</text:span></text:p>
      <text:p text:style-name="P9"><text:span text:style-name="T3"/></text:p>
      <text:p text:style-name="P10">ARQ con vuelta atrás N<text:span text:style-name="T3">: </text:span><text:span text:style-name="T12">ventana deslizante. Los números de secuencia son 2</text:span><text:span text:style-name="T15">m</text:span><text:span text:style-name="T18"> donde m es el tamaño del campo. Las tramas de confirmación son RRx(transmitir siguiente), REJx(retransmitir)</text:span></text:p>
      <text:p text:style-name="P10"><text:span text:style-name="T18"/></text:p>
      <text:p text:style-name="P11"><text:span text:style-name="T16">ARQ con rechazo selectivo</text:span><text:span text:style-name="T17">:ventana deslizante. Mensaje SREJx</text:span></text:p>
      <text:p text:style-name="P11"><text:span text:style-name="T17"/></text:p>
      <text:p text:style-name="P12"><text:span text:style-name="T19">Asignación del medio</text:span><text:span text:style-name="T17">:reparto del canal</text:span></text:p>
      <text:p text:style-name="P12"><text:span text:style-name="T16">protocolos de acceso aleatorio</text:span><text:span text:style-name="T17">:ALOHA, ALOHA ranurado, CSMA, CSMA/CD</text:span></text:p>
      <text:p text:style-name="P12"><text:span text:style-name="T17"/></text:p>
      <text:p text:style-name="P12"><text:span text:style-name="T16">ALOHA</text:span><text:span text:style-name="T17">:Para LAN inalámbrica</text:span></text:p>
      <text:p text:style-name="P12"><text:span text:style-name="T17"><text:tab/>*</text:span><text:span text:style-name="T20">se envía una trama cuando existe y si hay colisiones se destruyen. Si no se recibe mensaje de confirmación se reenvían. </text:span><text:span text:style-name="T21">Cada estación espera un tiempo aleatorio para volver a mandar</text:span></text:p>
      <text:p text:style-name="P12"><text:span text:style-name="T21"/></text:p>
      <text:p text:style-name="P13"><text:span text:style-name="T16">ALOHA ranurado</text:span><text:span text:style-name="T17">:dividir el tiempo en ranuras correspondientes a la duración de una trama. Una estación sólo puede enviar al comienzo de cada ranura de tiempo</text:span></text:p>
      <text:p text:style-name="P13"><text:span text:style-name="T17"/></text:p>
      <text:p text:style-name="P13"><text:span text:style-name="T16">CSM</text:span><text:span text:style-name="T17">: En redes LAN las estaciones pueden detectar lo que hacen las otras. Sólo actúan cuando detectan una portadora</text:span></text:p>
      <text:p text:style-name="P13"><text:span text:style-name="T17"/></text:p>
      <text:p text:style-name="P13"><text:span text:style-name="T16">CSMA/CD</text:span><text:span text:style-name="T17">: se escucha al medio mientras se produce la transmisión. Si hay colisión la trama se envía de nuevo</text:span></text:p>
      <text:p text:style-name="P13"><text:span text:style-name="T17"/></text:p>
      <text:p text:style-name="P14"><text:span text:style-name="T19">Protocolos elementales</text:span><text:span text:style-name="T17">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18:31:10</dc:date>
    <meta:editing-duration>PT5M47S</meta:editing-duration>
    <meta:editing-cycles>1</meta:editing-cycles>
    <meta:document-statistic meta:table-count="0" meta:image-count="0" meta:object-count="0" meta:page-count="2" meta:paragraph-count="45" meta:word-count="563" meta:character-count="3646" meta:non-whitespace-character-count="3111"/>
    <meta:generator>LibreOffice/7.3.2.2$Windows_X86_64 LibreOffice_project/49f2b1bff42cfccbd8f788c8dc32c1c309559be0</meta:generator>
  </office:meta>
</office:document-meta>
</file>